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8AD560F1D19064DC.jpg" manifest:media-type="image/jpeg"/>
  <manifest:file-entry manifest:full-path="Pictures/1000000000000034000000343FB3F43192A0E2AE.jpg" manifest:media-type="image/jpeg"/>
  <manifest:file-entry manifest:full-path="Pictures/100002010000012C000000EA61E54A5F3885EE6C.png" manifest:media-type="image/png"/>
  <manifest:file-entry manifest:full-path="Pictures/100000000000034A000001B8AA3D221FF69E1C5C.jpg" manifest:media-type="image/jpeg"/>
  <manifest:file-entry manifest:full-path="Pictures/100002010000002E0000002E56D5001252F6F842.png" manifest:media-type="image/png"/>
  <manifest:file-entry manifest:full-path="Pictures/100000000000013B000000A061EEAC513F7DBCB3.jpg" manifest:media-type="image/jpeg"/>
  <manifest:file-entry manifest:full-path="Pictures/1000020100000373000000CFD00E605B3AB03381.png" manifest:media-type="image/png"/>
  <manifest:file-entry manifest:full-path="Pictures/1000000000000113000000B7C86BF3A9D415BC4A.png" manifest:media-type="image/png"/>
  <manifest:file-entry manifest:full-path="Pictures/100002010000089800000205F01FBB13861C5833.png" manifest:media-type="image/pn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s1" svg:font-family="'Century Gothics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2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6.737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fo:min-height="8.893cm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Address-notes">
      <style:graphic-properties draw:fill-color="#ffffff" fo:min-height="13.365cm"/>
    </style:style>
    <style:style style:name="pr10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justify" style:font-independent-line-spacing="true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style:font-name="Century Gothics1" fo:font-size="28pt" style:font-size-asian="28pt" style:font-size-complex="28pt"/>
    </style:style>
    <style:style style:name="P10" style:family="paragraph">
      <style:text-properties style:font-name="Century Gothics1" fo:font-size="28pt" style:font-size-asian="28pt" style:font-size-complex="28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10 Pitch1" fo:font-size="16pt" style:font-size-asian="16pt" style:font-size-complex="16pt"/>
    </style:style>
    <style:style style:name="T7" style:family="text">
      <style:text-properties style:font-name="Century Gothic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VN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Karthik kumar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ents: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What is svn?</text:span></text:p>
              </text:list-item>
              <text:list-item>
                <text:p><text:span text:style-name="T3">SVN Terminologies </text:span></text:p>
              </text:list-item>
              <text:list-item>
                <text:p><text:span text:style-name="T3">Uses of svn</text:span></text:p>
              </text:list-item>
              <text:list-item>
                <text:p><text:span text:style-name="T3">Life cycle of svn</text:span></text:p>
              </text:list-item>
              <text:list-item>
                <text:p><text:span text:style-name="T3">Properties of repository</text:span></text:p>
              </text:list-item>
              <text:list-item>
                <text:p><text:span text:style-name="T3">Basic commands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What is svn?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Subversion. </text:p>
              </text:list-item>
              <text:list-item>
                <text:p>Subversion is free open-version version control system.</text:p>
              </text:list-item>
              <text:list-item>
                <text:p>Manged folders/files are placed into repository.</text:p>
              </text:list-item>
              <text:list-item>
                <text:p>Supports linux and windows.</text:p>
                <text:p/>
                <text:p/>
              </text:list-item>
            </text:list>
          </draw:text-box>
        </draw:frame>
        <draw:custom-shape draw:style-name="gr2" draw:text-style-name="P5" draw:layer="layout" svg:width="3.6cm" svg:height="2.2cm" svg:x="2cm" svg:y="6.2cm">
          <text:p text:style-name="P5">Repository 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6cm" svg:y1="7.4cm" svg:x2="10.4cm" svg:y2="7.4cm">
          <text:p/>
        </draw:line>
        <draw:custom-shape draw:style-name="gr4" draw:text-style-name="P5" draw:layer="layout" svg:width="3cm" svg:height="2.2cm" svg:x="10.4cm" svg:y="6.2cm">
          <text:p text:style-name="P5">System <text:s/></text:p>
          <draw:enhanced-geometry svg:viewBox="0 0 21600 21600" draw:type="rectangle" draw:enhanced-path="M 0 0 L 21600 0 21600 21600 0 21600 0 0 Z N"/>
        </draw:custom-shape>
        <draw:frame draw:style-name="gr5" draw:layer="layout" svg:width="3.6cm" svg:height="0.962cm" svg:x="6cm" svg:y="6.4cm">
          <draw:text-box>
            <text:p>Checkout 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SVN Terminologies: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6"><text:span text:style-name="T4">The Repository:</text:span><text:span text:style-name="T5"> A repository is the heart of any version control system. It is central place where developers store all their work. Repository not only stores files but also history.</text:span></text:p>
              </text:list-item>
              <text:list-item>
                <text:p text:style-name="P6"><text:span text:style-name="T4">Trunk:</text:span><text:span text:style-name="T5"> The trunk is a directory where all the main development happens and is usually checked out by developers to work on the project.</text:span></text:p>
              </text:list-item>
              <text:list-item>
                <text:p text:style-name="P6"><text:span text:style-name="T4">Tags:</text:span><text:span text:style-name="T5"> The tags directory is used to store named snapshots of the project. Tag operation allows to give descriptive and memorable names to specific version in the repository.</text:span></text:p>
                <text:p><text:span text:style-name="T5"/>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...: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6"><text:span text:style-name="T4">Branches:</text:span><text:span text:style-name="T5"> Brach operation is used to create another line of development. It is useful when you want your development process to fork off into two different directions.</text:span></text:p>
              </text:list-item>
              <text:list-item>
                <text:p text:style-name="P6"><text:span text:style-name="T4">Working copy:</text:span><text:span text:style-name="T5"> Working copy is a snapshot of the repository. The repository is shared by all the team, but people do not modify it directly. Instead each developer checkout working copy.</text:span>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Uses of svn: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Management changes to information version number.</text:p>
              </text:list-item>
              <text:list-item>
                <text:p>Allow connecting and sharing files over the network.</text:p>
              </text:list-item>
              <text:list-item>
                <text:p>Recovering facility.</text:p>
              </text:list-item>
              <text:list-item>
                <text:p>Allow checking modifications. </text:p>
              </text:list-item>
              <text:list-item>
                <text:p>Allow to developers work together and don’t overwrite each other change.</text:p>
                <text:p/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Life cycle of svn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Create repository.</text:p>
              </text:list-item>
              <text:list-item>
                <text:p>Checkout. </text:p>
              </text:list-item>
              <text:list-item>
                <text:p>Update. </text:p>
              </text:list-item>
              <text:list-item>
                <text:p>Perform changes.</text:p>
              </text:list-item>
              <text:list-item>
                <text:p>Review changes.</text:p>
              </text:list-item>
              <text:list-item>
                <text:p>Fix mistakes.</text:p>
              </text:list-item>
              <text:list-item>
                <text:p>Resolve conflicts.</text:p>
              </text:list-item>
              <text:list-item>
                <text:p>Commit changes.</text:p>
                <text:p/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Repository properties: </text:span></text:p>
          </draw:text-box>
        </draw:frame>
        <draw:frame presentation:style-name="pr7" draw:text-style-name="P8" draw:layer="layout" svg:width="19.616cm" svg:height="9.143cm" svg:x="0.347cm" svg:y="1.483cm" presentation:class="outline" presentation:user-transformed="true">
          <draw:text-box>
            <text:list text:style-name="L2">
              <text:list-item>
                <text:p text:style-name="P7"><text:span text:style-name="T5">It gives all the history of all changes to files and directories.</text:span></text:p>
              </text:list-item>
              <text:list-item>
                <text:p text:style-name="P7"><text:span text:style-name="T5">Access control.</text:span></text:p>
              </text:list-item>
              <text:list-item>
                <text:p text:style-name="P7"><text:span text:style-name="T5">Logging.</text:span></text:p>
                <text:list>
                  <text:list-item>
                    <text:p text:style-name="P7"><text:span text:style-name="T5">Author of change.</text:span></text:p>
                  </text:list-item>
                  <text:list-item>
                    <text:p text:style-name="P7"><text:span text:style-name="T5">Data of the change.</text:span></text:p>
                  </text:list-item>
                  <text:list-item>
                    <text:p text:style-name="P7"><text:span text:style-name="T5">Reason for the change.</text:span></text:p>
                  </text:list-item>
                </text:list>
              </text:list-item>
              <text:list-item>
                <text:p text:style-name="P7"><text:span text:style-name="T5">Revision number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Basic commands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5">Create local copy.</text:span></text:p>
                <text:list>
                  <text:list-item>
                    <text:p><text:span text:style-name="T6">$ svn checkout </text:span></text:p>
                  </text:list-item>
                  <text:list-item>
                    <text:p><text:span text:style-name="T6">$ svn update/up</text:span></text:p>
                  </text:list-item>
                </text:list>
              </text:list-item>
              <text:list-item>
                <text:p><text:span text:style-name="T5">Make changes</text:span></text:p>
                <text:list>
                  <text:list-item>
                    <text:p><text:span text:style-name="T6">$ svn add</text:span></text:p>
                  </text:list-item>
                  <text:list-item>
                    <text:p><text:span text:style-name="T6">$ svn move</text:span></text:p>
                  </text:list-item>
                  <text:list-item>
                    <text:p><text:span text:style-name="T6">$ svn delete</text:span></text:p>
                  </text:list-item>
                </text:list>
                <text:p><text:span text:style-name="T5"/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...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5">What was changed in repository meantime.</text:span></text:p>
                <text:list>
                  <text:list-item>
                    <text:p><text:span text:style-name="T6">$ svn status/st</text:span></text:p>
                  </text:list-item>
                  <text:list-item>
                    <text:p><text:span text:style-name="T6">$ svn log</text:span></text:p>
                  </text:list-item>
                </text:list>
              </text:list-item>
              <text:list-item>
                <text:p><text:span text:style-name="T5">Resolve conflicts.</text:span></text:p>
                <text:list>
                  <text:list-item>
                    <text:p><text:span text:style-name="T6">$ svn diff</text:span></text:p>
                  </text:list-item>
                  <text:list-item>
                    <text:p><text:span text:style-name="T6">$ svn resolve</text:span></text:p>
                  </text:list-item>
                </text:list>
              </text:list-item>
              <text:list-item>
                <text:p><text:span text:style-name="T6">Submit your changes</text:span></text:p>
                <text:list>
                  <text:list-item>
                    <text:p><text:span text:style-name="T6">$ svn commit -m “message”</text:span></text:p>
                  </text:list-item>
                </text:list>
                <text:p><text:span text:style-name="T5"/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style-name="gr6" draw:text-style-name="P9" draw:layer="layout" svg:width="5.773cm" svg:height="1.403cm" svg:x="6.965cm" svg:y="4.2cm">
          <draw:text-box>
            <text:p text:style-name="P5"><text:span text:style-name="T7">Queries ..?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style-name="gr7" draw:text-style-name="P10" draw:layer="layout" svg:width="7.237cm" svg:height="1.403cm" svg:x="6.055cm" svg:y="3.8cm">
          <draw:text-box>
            <text:p><text:span text:style-name="T7">Feedback ...!!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ddress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osing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s1" svg:font-family="'Century Gothics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C86BF3A9D415BC4A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C86BF3A9D415BC4A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61EEAC513F7DBCB3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AA3D221FF69E1C5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D00E605B3AB03381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8AD560F1D19064DC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40:55.381829259</meta:creation-date>
    <meta:editing-duration>PT9H56M35S</meta:editing-duration>
    <meta:editing-cycles>36</meta:editing-cycles>
    <meta:generator>LibreOffice/4.2.8.2$Linux_x86 LibreOffice_project/420m0$Build-2</meta:generator>
    <dc:date>2017-01-06T13:52:33.569821254</dc:date>
    <meta:document-statistic meta:object-count="156"/>
  </office:meta>
</office:document-meta>
</file>